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11cm" fo:margin-left="0.002cm" fo:margin-top="0cm" fo:margin-bottom="0cm" table:align="left" style:writing-mode="page"/>
    </style:style>
    <style:style style:name="Таблица1.A" style:family="table-column">
      <style:table-column-properties style:column-width="17.011cm"/>
    </style:style>
    <style:style style:name="Таблица1.1" style:family="table-row">
      <style:table-row-properties style:row-height="2.2cm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7.011cm" fo:margin-left="0.002cm" fo:margin-top="0cm" fo:margin-bottom="0cm" table:align="left" style:writing-mode="page"/>
    </style:style>
    <style:style style:name="Таблица2.A" style:family="table-column">
      <style:table-column-properties style:column-width="5.75cm"/>
    </style:style>
    <style:style style:name="Таблица2.B" style:family="table-column">
      <style:table-column-properties style:column-width="0.501cm"/>
    </style:style>
    <style:style style:name="Таблица2.C" style:family="table-column">
      <style:table-column-properties style:column-width="4.995cm"/>
    </style:style>
    <style:style style:name="Таблица2.D" style:family="table-column">
      <style:table-column-properties style:column-width="0.416cm"/>
    </style:style>
    <style:style style:name="Таблица2.E" style:family="table-column">
      <style:table-column-properties style:column-width="5.34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2.B1" style:family="table-cell">
      <style:table-cell-properties style:vertical-align="middle" fo:padding-left="0.191cm" fo:padding-right="0.191cm" fo:padding-top="0cm" fo:padding-bottom="0cm" fo:border="none"/>
    </style:style>
    <style:style style:name="Таблица3" style:family="table">
      <style:table-properties style:width="17.002cm" fo:margin-left="0.002cm" fo:margin-top="0cm" fo:margin-bottom="0cm" table:align="left" style:writing-mode="page"/>
    </style:style>
    <style:style style:name="Таблица3.A" style:family="table-column">
      <style:table-column-properties style:column-width="17.002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none"/>
    </style:style>
    <style:style style:name="Таблица3.3" style:family="table-row">
      <style:table-row-properties style:min-row-height="2cm" fo:keep-together="auto"/>
    </style:style>
    <style:style style:name="Таблица4" style:family="table" style:master-page-name="">
      <style:table-properties style:width="17.002cm" fo:margin-left="0.002cm" fo:margin-top="0cm" fo:margin-bottom="0cm" style:page-number="auto" table:align="left" style:writing-mode="page"/>
    </style:style>
    <style:style style:name="Таблица4.A" style:family="table-column">
      <style:table-column-properties style:column-width="3.821cm"/>
    </style:style>
    <style:style style:name="Таблица4.B" style:family="table-column">
      <style:table-column-properties style:column-width="0.307cm"/>
    </style:style>
    <style:style style:name="Таблица4.C" style:family="table-column">
      <style:table-column-properties style:column-width="2.748cm"/>
    </style:style>
    <style:style style:name="Таблица4.D" style:family="table-column">
      <style:table-column-properties style:column-width="0.418cm"/>
    </style:style>
    <style:style style:name="Таблица4.E" style:family="table-column">
      <style:table-column-properties style:column-width="4.655cm"/>
    </style:style>
    <style:style style:name="Таблица4.F" style:family="table-column">
      <style:table-column-properties style:column-width="0.416cm"/>
    </style:style>
    <style:style style:name="Таблица4.G" style:family="table-column">
      <style:table-column-properties style:column-width="4.637cm"/>
    </style:style>
    <style:style style:name="Таблица4.1" style:family="table-row">
      <style:table-row-properties style:min-row-height="0.6cm" fo:keep-together="auto"/>
    </style:style>
    <style:style style:name="Таблица4.A1" style:family="table-cell">
      <style:table-cell-properties style:vertical-align="middle" fo:padding-left="0.191cm" fo:padding-right="0.191cm" fo:padding-top="0cm" fo:padding-bottom="0cm" fo:border="none"/>
    </style:style>
    <style:style style:name="Таблица4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4.E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4.2" style:family="table-row">
      <style:table-row-properties style:min-row-height="0.295cm" fo:keep-together="auto"/>
    </style:style>
    <style:style style:name="Таблица4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4.E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Таблица5" style:family="table">
      <style:table-properties style:width="17.002cm" fo:margin-left="0.002cm" fo:margin-top="0cm" fo:margin-bottom="0cm" table:align="left" style:writing-mode="page"/>
    </style:style>
    <style:style style:name="Таблица5.A" style:family="table-column">
      <style:table-column-properties style:column-width="10.793cm"/>
    </style:style>
    <style:style style:name="Таблица5.B" style:family="table-column">
      <style:table-column-properties style:column-width="6.209cm"/>
    </style:style>
    <style:style style:name="Таблица5.1" style:family="table-row">
      <style:table-row-properties style:min-row-height="2.501cm" fo:keep-together="auto"/>
    </style:style>
    <style:style style:name="Таблица5.A1" style:family="table-cell">
      <style:table-cell-properties style:vertical-align="middle" fo:padding-left="0.191cm" fo:padding-right="0.191cm" fo:padding-top="0cm" fo:padding-bottom="0cm" fo:border="none"/>
    </style:style>
    <style:style style:name="Таблица5.B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P1" style:family="paragraph" style:parent-style-name="Standard" style:master-page-name="First_20_Page">
      <style:paragraph-properties fo:margin-left="-0.25cm" fo:text-align="center" style:justify-single-word="false" fo:orphans="0" fo:widows="0" style:page-number="auto"/>
    </style:style>
    <style:style style:name="P2" style:family="paragraph" style:parent-style-name="Standard">
      <style:paragraph-properties fo:margin-left="-0.501cm" fo:margin-right="-0.252cm"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 fo:orphans="0" fo:widows="0"/>
    </style:style>
    <style:style style:name="P4" style:family="paragraph" style:parent-style-name="Standard">
      <style:paragraph-properties fo:margin-top="0.847cm" fo:margin-bottom="0cm" style:contextual-spacing="false" fo:text-align="center" style:justify-single-word="false" fo:orphans="0" fo:widows="0"/>
    </style:style>
    <style:style style:name="P5" style:family="paragraph" style:parent-style-name="Standard">
      <style:paragraph-properties fo:margin-top="0.247cm" fo:margin-bottom="0cm" style:contextual-spacing="false" fo:text-align="center" style:justify-single-word="false" fo:orphans="0" fo:widows="0"/>
    </style:style>
    <style:style style:name="P6" style:family="paragraph" style:parent-style-name="Standard">
      <style:paragraph-properties fo:margin-top="0.529cm" fo:margin-bottom="0cm" style:contextual-spacing="false" fo:orphans="0" fo:widows="0">
        <style:tab-stops>
          <style:tab-stop style:position="8.25cm" style:type="center"/>
        </style:tab-stops>
      </style:paragraph-properties>
    </style:style>
    <style:style style:name="P7" style:family="paragraph" style:parent-style-name="Standard">
      <style:paragraph-properties fo:margin-top="0.353cm" fo:margin-bottom="0cm" style:contextual-spacing="false" fo:line-height="150%" fo:orphans="0" fo:widows="0"/>
    </style:style>
    <style:style style:name="P8" style:family="paragraph" style:parent-style-name="Standard">
      <style:paragraph-properties fo:line-height="0.318cm" fo:text-align="center" style:justify-single-word="false" fo:orphans="0" fo:widows="0"/>
    </style:style>
    <style:style style:name="P9" style:family="paragraph" style:parent-style-name="Standard">
      <style:paragraph-properties fo:line-height="0.318cm" fo:orphans="0" fo:widows="0"/>
      <style:text-properties fo:font-size="11pt" style:font-size-asian="11pt" style:font-size-complex="11pt"/>
    </style:style>
    <style:style style:name="P10" style:family="paragraph" style:parent-style-name="Text_20_body">
      <style:paragraph-properties fo:margin-top="0cm" fo:margin-bottom="0cm" style:contextual-spacing="false"/>
    </style:style>
    <style:style style:name="P11" style:family="paragraph" style:parent-style-name="Text_20_body">
      <style:paragraph-properties fo:margin-top="0.529cm" fo:margin-bottom="0cm" style:contextual-spacing="false"/>
    </style:style>
    <style:style style:name="P12" style:family="paragraph" style:parent-style-name="Heading_20_1">
      <style:paragraph-properties fo:margin-top="1.27cm" fo:margin-bottom="1.27cm" style:contextual-spacing="false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 fo:orphans="0" fo:widows="0"/>
    </style:style>
    <style:style style:name="P14" style:family="paragraph" style:parent-style-name="Standard">
      <style:paragraph-properties fo:margin-top="0.706cm" fo:margin-bottom="0cm" style:contextual-spacing="false" fo:line-height="150%" fo:orphans="0" fo:widows="0"/>
    </style:style>
    <style:style style:name="P15" style:family="paragraph" style:parent-style-name="Standard">
      <style:paragraph-properties fo:margin-left="-0.191cm" fo:margin-top="0.247cm" fo:margin-bottom="0cm" style:contextual-spacing="false" fo:orphans="0" fo:widows="0"/>
    </style:style>
    <style:style style:name="P16" style:family="paragraph" style:parent-style-name="Standard">
      <style:paragraph-properties fo:line-height="100%" fo:text-align="center" style:justify-single-word="false" fo:orphans="0" fo:widows="0"/>
      <style:text-properties fo:font-size="11pt" officeooo:rsid="001a5e3a" officeooo:paragraph-rsid="001a5e3a" style:font-size-asian="11pt" style:font-size-complex="11pt"/>
    </style:style>
    <style:style style:name="P17" style:family="paragraph" style:parent-style-name="Standard">
      <style:paragraph-properties fo:margin-top="0.247cm" fo:margin-bottom="0cm" style:contextual-spacing="false" fo:text-align="end" style:justify-single-word="false" fo:orphans="0" fo:widows="0"/>
    </style:style>
    <style:style style:name="P18" style:family="paragraph" style:parent-style-name="Standard">
      <style:paragraph-properties fo:margin-top="0.247cm" fo:margin-bottom="0cm" style:contextual-spacing="false" fo:text-align="center" style:justify-single-word="false" fo:orphans="0" fo:widows="0"/>
      <style:text-properties officeooo:rsid="001a5e3a" officeooo:paragraph-rsid="001a5e3a"/>
    </style:style>
    <style:style style:name="P19" style:family="paragraph" style:parent-style-name="Standard">
      <style:paragraph-properties fo:line-height="0.318cm" fo:text-align="center" style:justify-single-word="false" fo:orphans="0" fo:widows="0"/>
      <style:text-properties fo:font-size="10pt" style:font-size-asian="10pt" style:font-size-complex="10pt"/>
    </style:style>
    <style:style style:name="P20" style:family="paragraph" style:parent-style-name="Standard">
      <style:paragraph-properties fo:line-height="0.318cm" fo:orphans="0" fo:widows="0">
        <style:tab-stops>
          <style:tab-stop style:position="1.337cm" style:type="center"/>
        </style:tab-stops>
      </style:paragraph-properties>
    </style:style>
    <style:style style:name="P21" style:family="paragraph" style:parent-style-name="Standard">
      <style:paragraph-properties fo:line-height="0.318cm" fo:text-align="end" style:justify-single-word="false" fo:orphans="0" fo:widows="0"/>
      <style:text-properties fo:font-size="10pt" style:font-size-asian="10pt" style:font-size-complex="10pt"/>
    </style:style>
    <style:style style:name="P22" style:family="paragraph" style:parent-style-name="Standard">
      <style:paragraph-properties fo:line-height="0.318cm" fo:orphans="0" fo:widows="0"/>
      <style:text-properties fo:font-size="10pt" style:font-size-asian="10pt" style:font-size-complex="10pt"/>
    </style:style>
    <style:style style:name="P23" style:family="paragraph" style:parent-style-name="Standard">
      <style:paragraph-properties fo:line-height="0.318cm" fo:orphans="0" fo:widows="0"/>
    </style:style>
    <style:style style:name="P24" style:family="paragraph" style:parent-style-name="Standard">
      <style:paragraph-properties fo:line-height="100%" fo:text-align="end" style:justify-single-word="false" fo:orphans="0" fo:widows="0"/>
      <style:text-properties fo:font-size="11pt" officeooo:rsid="001a5e3a" officeooo:paragraph-rsid="001a5e3a" style:font-size-asian="11pt" style:font-size-complex="11pt"/>
    </style:style>
    <style:style style:name="P25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26" style:family="paragraph" style:parent-style-name="Standard">
      <style:paragraph-properties fo:margin-top="0.882cm" fo:margin-bottom="0cm" style:contextual-spacing="false" fo:text-align="center" style:justify-single-word="false" fo:orphans="0" fo:widows="0"/>
    </style:style>
    <style:style style:name="P27" style:family="paragraph" style:parent-style-name="Standard">
      <style:paragraph-properties fo:text-align="center" style:justify-single-word="false" fo:orphans="0" fo:widows="0"/>
      <style:text-properties officeooo:paragraph-rsid="001a5e3a"/>
    </style:style>
    <style:style style:name="P28" style:family="paragraph" style:parent-style-name="ГОСТ_20_Текст">
      <style:paragraph-properties fo:break-before="page"/>
    </style:style>
    <style:style style:name="P29" style:family="paragraph" style:parent-style-name="ГОСТ_20_Текст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0" style:family="paragraph" style:parent-style-name="Standard">
      <style:paragraph-properties fo:text-align="center" style:justify-single-word="false" fo:orphans="0" fo:widows="0"/>
      <style:text-properties officeooo:rsid="001a5e3a" officeooo:paragraph-rsid="001a5e3a"/>
    </style:style>
    <style:style style:name="P31" style:family="paragraph" style:parent-style-name="ГОСТ_20_Заголовок" style:list-style-name="WWNum1" style:master-page-name="Converted2">
      <style:paragraph-properties fo:margin-left="1.251cm" fo:text-indent="0cm" style:auto-text-indent="false" style:page-number="auto" fo:break-before="page" text:number-lines="true" text:line-number="0"/>
      <style:text-properties officeooo:paragraph-rsid="001c5c8e"/>
    </style:style>
    <style:style style:name="P32" style:family="paragraph" style:parent-style-name="ГОСТ_20_Заголовок" style:list-style-name="WWNum1">
      <style:paragraph-properties fo:margin-top="0cm" fo:margin-bottom="0cm" style:contextual-spacing="true" fo:break-before="page"/>
      <style:text-properties officeooo:paragraph-rsid="001c5c8e"/>
    </style:style>
    <style:style style:name="P33" style:family="paragraph" style:parent-style-name="ГОСТ_20_Текст" style:list-style-name="">
      <style:paragraph-properties fo:margin-left="1.886cm" fo:text-indent="0cm" style:auto-text-indent="false"/>
      <style:text-properties officeooo:paragraph-rsid="001c5c8e"/>
    </style:style>
    <style:style style:name="P34" style:family="paragraph" style:parent-style-name="ГОСТ_20_Заголовок" style:list-style-name="" style:master-page-name="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orphans="2" fo:widows="2" fo:text-indent="0cm" style:auto-text-indent="false" style:page-number="auto" fo:break-before="page" fo:background-color="transparent" style:writing-mode="lr-tb"/>
      <style:text-properties officeooo:paragraph-rsid="001c5c8e"/>
    </style:style>
    <style:style style:name="P35" style:family="paragraph" style:parent-style-name="ГОСТ_20_Заголовок" style:list-style-name="">
      <style:paragraph-properties fo:margin-left="1.251cm" fo:line-height="150%" fo:text-align="justify" style:justify-single-word="false" fo:orphans="2" fo:widows="2" fo:text-indent="0cm" style:auto-text-indent="false"/>
      <style:text-properties officeooo:paragraph-rsid="001c5c8e"/>
    </style:style>
    <style:style style:name="T1" style:family="text">
      <style:text-properties style:rfc-language-tag-asian="x-none" style:font-weight-complex="bold"/>
    </style:style>
    <style:style style:name="T2" style:family="text">
      <style:text-properties fo:font-size="10pt" style:font-size-asian="10pt" style:font-size-complex="10pt" style:font-weight-complex="bold"/>
    </style:style>
    <style:style style:name="T3" style:family="text">
      <style:text-properties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officeooo:rsid="001a5e3a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6pt" fo:font-weight="normal" style:font-size-asian="16pt" style:font-weight-asian="normal" style:font-size-complex="16pt"/>
    </style:style>
    <style:style style:name="T8" style:family="text">
      <style:text-properties fo:language="en" fo:country="US"/>
    </style:style>
    <style:style style:name="T9" style:family="text">
      <style:text-properties fo:color="#000000" loext:opacity="100%" style:font-name="Times New Roman" fo:font-size="12pt" fo:font-weight="bold" style:font-size-asian="12pt" style:font-weight-asian="bold" style:font-name-complex="Times New Roman1" style:font-size-complex="12pt"/>
    </style:style>
    <style:style style:name="T10" style:family="text">
      <style:text-properties fo:color="#000000" loext:opacity="100%" fo:font-size="12pt" fo:language="ru" fo:country="RU" fo:font-weight="bold" style:font-name-asian="Times New Roman1" style:font-size-asian="12pt" style:font-weight-asian="bold" style:font-name-complex="Times New Roman1" style:font-size-complex="12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-start text:name="OLE_LINK1"/><text:span text:style-name="T1">МИНИСТЕРСТВО НАУКИ И ВЫСШЕГО ОБРАЗОВАНИЯ РОССИЙСКОЙ ФЕДЕРАЦИИ</text:span></text:p>
      <text:p text:style-name="P2">федеральное государственное автономное образовательное учреждение высшего образования</text:p>
      <text:p text:style-name="P3" loext:marker-style-name="T2"><text:span text:style-name="T3">«</text:span><text:span text:style-name="T2">САНКТ-ПЕТЕРБУРГСКИЙ ГОСУДАРСТВЕННЫЙ УНИВЕРСИТЕТ <text:line-break/>АЭРОКОСМИЧЕСКОГО ПРИБОРОСТРОЕНИЯ</text:span><text:bookmark-end text:name="OLE_LINK1"/><text:span text:style-name="T2">»</text:span></text:p>
      <text:p text:style-name="P4" loext:marker-style-name="T4"><text:span text:style-name="T4">ИНСТИТУТ НЕПРЕРЫВНОГО И ДИСТАНЦИОННОГО ОБРАЗОВАНИЯ</text:span><text:span text:style-name="T4"/>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5"><text:span text:style-name="T4">КАФЕДРА</text:span> №43 «Компьютерных технологий и программной инженерии»</text:p>
            <text:p text:style-name="P5"/>
          </table:table-cell>
        </table:table-row>
      </table:table>
      <text:p text:style-name="P6">КУРСОВ<text:span text:style-name="T5">ОЙ </text:span>ПРОЕКТ<text:line-break/>ЗАЩИЩЕН С ОЦЕНКОЙ<text:tab/><text:tab/><text:tab/><text:tab/><text:tab/></text:p>
      <text:p text:style-name="P7">РУКОВОДИТЕЛЬ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5">Ст. преподаватель</text:p>
          </table:table-cell>
          <table:table-cell table:style-name="Таблица2.B1" office:value-type="string">
            <text:p text:style-name="P5"/>
          </table:table-cell>
          <table:table-cell table:style-name="Таблица2.A1" office:value-type="string">
            <text:p text:style-name="P5"/>
          </table:table-cell>
          <table:table-cell table:style-name="Таблица2.B1" office:value-type="string">
            <text:p text:style-name="P5"/>
          </table:table-cell>
          <table:table-cell table:style-name="Таблица2.A1" office:value-type="string">
            <text:p text:style-name="P5">С.А. Рогачев</text:p>
          </table:table-cell>
        </table:table-row>
        <table:table-row table:style-name="Таблица2.1">
          <table:table-cell table:style-name="Таблица2.B1" office:value-type="string">
            <text:p text:style-name="P8" loext:marker-style-name="T4"><text:span text:style-name="T4">должность, уч. степень, звание</text:span><text:span text:style-name="T4"/></text:p>
          </table:table-cell>
          <table:table-cell table:style-name="Таблица2.B1" office:value-type="string">
            <text:p text:style-name="P9" loext:marker-style-name="T6"/>
          </table:table-cell>
          <table:table-cell table:style-name="Таблица2.B1" office:value-type="string">
            <text:p text:style-name="P8" loext:marker-style-name="T4"><text:span text:style-name="T4">подпись, дата</text:span><text:span text:style-name="T4"/></text:p>
          </table:table-cell>
          <table:table-cell table:style-name="Таблица2.B1" office:value-type="string">
            <text:p text:style-name="P9" loext:marker-style-name="T6"/>
          </table:table-cell>
          <table:table-cell table:style-name="Таблица2.B1" office:value-type="string">
            <text:p text:style-name="P8" loext:marker-style-name="T4"><text:span text:style-name="T4">инициалы, фамилия</text:span><text:span text:style-name="T4"/></text:p>
          </table:table-cell>
        </table:table-row>
      </table:table>
      <text:p text:style-name="P10"/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11">ПОЯСНИТЕЛЬНАЯ ЗАПИСКА<text:line-break/>К КУРСОВО<text:span text:style-name="T5">МУ </text:span>ПРОЕКТУ</text:p>
          </table:table-cell>
        </table:table-row>
        <table:table-row table:style-name="Таблица3.1">
          <table:table-cell table:style-name="Таблица3.A1" office:value-type="string">
            <text:h text:style-name="P12" text:outline-level="1" loext:marker-style-name="T7"><text:span text:style-name="T7">(ТЕМА КУРСОВОЙ РАБОТЫ)</text:span><text:span text:style-name="T7"/></text:h>
            <text:p text:style-name="Standard"/>
          </table:table-cell>
        </table:table-row>
        <table:table-row table:style-name="Таблица3.3">
          <table:table-cell table:style-name="Таблица3.A1" office:value-type="string">
            <text:p text:style-name="P13">по дисциплине: Алгоритмы и структуры данных</text:p>
          </table:table-cell>
        </table:table-row>
      </table:table>
      <text:p text:style-name="P14">РАБОТУ ВЫПОЛНИЛ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row table:style-name="Таблица4.1">
          <table:table-cell table:style-name="Таблица4.A1" office:value-type="string">
            <text:p text:style-name="P15">СТУДЕНТ<text:bookmark text:name="_GoBack"/> гр. №</text:p>
          </table:table-cell>
          <table:table-cell table:style-name="Таблица4.B1" table:number-columns-spanned="2" office:value-type="string">
            <text:p text:style-name="P16" loext:marker-style-name="T6"/>
            <text:p text:style-name="P16" loext:marker-style-name="T6">Z3431</text:p>
          </table:table-cell>
          <table:covered-table-cell/>
          <table:table-cell table:style-name="Таблица4.A1" office:value-type="string">
            <text:p text:style-name="P5"/>
          </table:table-cell>
          <table:table-cell table:style-name="Таблица4.E1" office:value-type="string">
            <text:p text:style-name="P17"/>
          </table:table-cell>
          <table:table-cell table:style-name="Таблица4.A1" office:value-type="string">
            <text:p text:style-name="P5"/>
          </table:table-cell>
          <table:table-cell table:style-name="Таблица4.E1" office:value-type="string">
            <text:p text:style-name="P18">А.С. Довыденков</text:p>
          </table:table-cell>
        </table:table-row>
        <table:table-row table:style-name="Таблица4.2">
          <table:table-cell table:style-name="Таблица4.A1" office:value-type="string">
            <text:p text:style-name="P19" loext:marker-style-name="T4"/>
          </table:table-cell>
          <table:table-cell table:style-name="Таблица4.B2" table:number-columns-spanned="2" office:value-type="string">
            <text:p text:style-name="P20" loext:marker-style-name="T6"><text:span text:style-name="T4"><text:tab/>номер группы</text:span><text:span text:style-name="T6"/></text:p>
          </table:table-cell>
          <table:covered-table-cell/>
          <table:table-cell table:style-name="Таблица4.A1" office:value-type="string">
            <text:p text:style-name="P9" loext:marker-style-name="T6"/>
          </table:table-cell>
          <table:table-cell table:style-name="Таблица4.E2" office:value-type="string">
            <text:p text:style-name="P8" loext:marker-style-name="T4"><text:span text:style-name="T4">подпись, дата</text:span><text:span text:style-name="T4"/></text:p>
          </table:table-cell>
          <table:table-cell table:style-name="Таблица4.A1" office:value-type="string">
            <text:p text:style-name="P9" loext:marker-style-name="T6"/>
          </table:table-cell>
          <table:table-cell table:style-name="Таблица4.A1" office:value-type="string">
            <text:p text:style-name="P8" loext:marker-style-name="T4"><text:span text:style-name="T4">инициалы, фамилия</text:span><text:span text:style-name="T4"/></text:p>
          </table:table-cell>
        </table:table-row>
        <table:table-row table:style-name="Таблица4.1">
          <table:table-cell table:style-name="Таблица4.A1" table:number-columns-spanned="2" office:value-type="string">
            <text:p text:style-name="P21" loext:marker-style-name="T4"/>
            <text:p text:style-name="P22" loext:marker-style-name="T4"/>
            <text:p text:style-name="P23" loext:marker-style-name="T6"><text:span text:style-name="T4">Студенческий билет №</text:span><text:span text:style-name="T6"/></text:p>
          </table:table-cell>
          <table:covered-table-cell/>
          <table:table-cell table:style-name="Таблица4.E1" table:number-columns-spanned="2" office:value-type="string">
            <text:p text:style-name="P24" loext:marker-style-name="T6"/>
            <text:p text:style-name="P16" loext:marker-style-name="T6">2023/1257</text:p>
          </table:table-cell>
          <table:covered-table-cell/>
          <table:table-cell table:style-name="Таблица4.A1" office:value-type="string">
            <text:p text:style-name="P19" loext:marker-style-name="T4"/>
          </table:table-cell>
          <table:table-cell table:style-name="Таблица4.A1" office:value-type="string">
            <text:p text:style-name="P9" loext:marker-style-name="T6"/>
          </table:table-cell>
          <table:table-cell table:style-name="Таблица4.A1" office:value-type="string">
            <text:p text:style-name="P19" loext:marker-style-name="T4"/>
          </table:table-cell>
        </table:table-row>
      </table:table>
      <text:p text:style-name="P25" loext:marker-style-name="T4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7">Шифр ИНДО</text:p>
          </table:table-cell>
          <table:table-cell table:style-name="Таблица5.B1" office:value-type="string">
            <text:p text:style-name="P5"/>
          </table:table-cell>
        </table:table-row>
      </table:table>
      <text:p text:style-name="P26"/>
      <text:p text:style-name="P27">Санкт-Петербург<text:span text:style-name="T8"> </text:span>20<text:span text:style-name="T5">25</text:span></text:p>
      <text:table-of-content text:style-name="Sect1" text:protected="true" text:name="Оглавление1">
        <text:table-of-content-source text:outline-level="10" text:use-outline-level="false" text:use-index-marks="false" text:use-index-source-styles="true">
          <text:index-title-template text:style-name="ГОСТ_20_Текст">СОДЕРЖАНИЕ</text:index-title-template>
          <text:table-of-content-entry-template text:outline-level="1" text:style-name="ГОСТ_20_Текст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ГОСТ_20_Заголовок"/>
          </text:index-source-styles>
        </text:table-of-content-source>
        <text:index-body>
          <text:index-title text:style-name="Sect1" text:name="Оглавление1_Head" text:protected="true">
            <text:p text:style-name="P28">СОДЕРЖАНИЕ</text:p>
          </text:index-title>
          <text:p text:style-name="P29"><text:a xlink:type="simple" xlink:href="#__RefHeading___Toc6017_1014417464" text:style-name="Index_20_Link" text:visited-style-name="Index_20_Link">1 Задание на курсовой проект<text:tab/>3</text:a></text:p>
          <text:p text:style-name="P29"><text:a xlink:type="simple" xlink:href="#__RefHeading___Toc6019_1014417464" text:style-name="Index_20_Link" text:visited-style-name="Index_20_Link">2 <text:s/>введение<text:tab/>4</text:a></text:p>
          <text:p text:style-name="P29"><text:a xlink:type="simple" xlink:href="#__RefHeading___Toc6027_1014417464" text:style-name="Index_20_Link" text:visited-style-name="Index_20_Link">3 алгоритмы и структуры данных<text:tab/>5</text:a></text:p>
          <text:p text:style-name="P29"><text:a xlink:type="simple" xlink:href="#__RefHeading___Toc6025_1014417464" text:style-name="Index_20_Link" text:visited-style-name="Index_20_Link">4 описание программы<text:tab/>6</text:a></text:p>
          <text:p text:style-name="P29"><text:a xlink:type="simple" xlink:href="#__RefHeading___Toc6023_1014417464" text:style-name="Index_20_Link" text:visited-style-name="Index_20_Link">5 тестирование программы<text:tab/>7</text:a></text:p>
          <text:p text:style-name="P29"><text:a xlink:type="simple" xlink:href="#__RefHeading___Toc6021_1014417464" text:style-name="Index_20_Link" text:visited-style-name="Index_20_Link">заключение<text:tab/>8</text:a></text:p>
          <text:p text:style-name="P29"><text:a xlink:type="simple" xlink:href="#__RefHeading___Toc6029_1014417464" text:style-name="Index_20_Link" text:visited-style-name="Index_20_Link">список использованной литературы.<text:tab/>8</text:a></text:p>
        </text:index-body>
      </text:table-of-content>
      <text:p text:style-name="P30"/>
      <text:p text:style-name="P30"/>
      <text:p text:style-name="P30"/>
      <text:list text:style-name="WWNum1">
        <text:list-item>
          <text:p text:style-name="P31" loext:marker-style-name="T9"><text:bookmark-start text:name="_Toc7"/><text:bookmark-start text:name="__RefHeading___Toc6017_1014417464"/><text:span text:style-name="T10">З</text:span><text:bookmark-end text:name="_Toc7"/><text:span text:style-name="T10">адание на курсовой проект</text:span><text:bookmark-end text:name="__RefHeading___Toc6017_1014417464"/></text:p>
        </text:list-item>
      </text:list>
      <text:p text:style-name="ГОСТ_20_Текст">задание на курсовой проект (с указанием выбранного варианта);</text:p>
      <text:p text:style-name="ГОСТ_20_Текст">Задание на курсовую работу соответствует варианту 1257.</text:p>
      <text:p text:style-name="ГОСТ_20_Текст">Предметная область 5 Обслуживание клиентов оператора сотовой связи (см. п. 9.6)</text:p>
      <text:p text:style-name="ГОСТ_20_Текст">Метод хеширования 1 Закрытое хеширование с линейным опробованием</text:p>
      <text:p text:style-name="ГОСТ_20_Текст">Метод сортировки 5 Слиянием</text:p>
      <text:p text:style-name="ГОСТ_20_Текст">Вид списка 2 Циклический однонаправленный</text:p>
      <text:p text:style-name="ГОСТ_20_Текст">Метод обхода дерева 2 Прямой</text:p>
      <text:p text:style-name="ГОСТ_20_Текст">Алгоритм поиска слова в тексте 1 Прямой</text:p>
      <text:p text:style-name="ГОСТ_20_Текст">Информационная система для предметной области «Обслуживание клиентов оператора сотовой связи» должна осуществлять ввод, хранение, обработку и вывод данных о:</text:p>
      <text:p text:style-name="ГОСТ_20_Текст">– клиентах;</text:p>
      <text:p text:style-name="ГОСТ_20_Текст">– SIM-картах, принадлежащих оператору сотовой связи;</text:p>
      <text:p text:style-name="ГОСТ_20_Текст">– выдаче или возврате SIM-карт клиентами.</text:p>
      <text:p text:style-name="ГОСТ_20_Текст">Данные о каждом клиенте должны содержать: </text:p>
      <text:p text:style-name="ГОСТ_20_Текст">– Номер паспорта – строка формата «NNNN-NNNNNN», где N – цифры;</text:p>
      <text:p text:style-name="ГОСТ_20_Текст">– Место и дату выдачи паспорта – строка;</text:p>
      <text:p text:style-name="ГОСТ_20_Текст">– ФИО – строка;</text:p>
      <text:p text:style-name="ГОСТ_20_Текст">– Год рождения – целое;</text:p>
      <text:p text:style-name="ГОСТ_20_Текст">– Адрес – строка.</text:p>
      <text:p text:style-name="ГОСТ_20_Текст">Данные о клиентах должны быть организованны в виде АВЛ-дерева поиска, упорядоченного по «номеру паспорта».</text:p>
      <text:p text:style-name="ГОСТ_20_Текст">Данные о каждой SIM-карте должны содержать:</text:p>
      <text:p text:style-name="ГОСТ_20_Текст">– Номер SIM-карты – строка формата «NNN-NNNNNNN», где N – цифра;</text:p>
      <text:p text:style-name="ГОСТ_20_Текст">– Тариф – строка;</text:p>
      <text:p text:style-name="ГОСТ_20_Текст">– Год выпуска – целое;</text:p>
      <text:p text:style-name="ГОСТ_20_Текст">– Признак наличия – логическое.</text:p>
      <text:p text:style-name="ГОСТ_20_Текст">Данные об SIM-картах должны быть организованны в виде хеш-таблицы, первичным ключом которой является «номер SIM-карты» Метод хеширования определяется вариантом задания.</text:p>
      <text:p text:style-name="ГОСТ_20_Текст">Данные о выдаче или возврате SIM-карт клиентами должны содержать:</text:p>
      <text:p text:style-name="ГОСТ_20_Текст">– Номер паспорта – строка, формат которой соответствует аналогичной строке в данных о клиентах;</text:p>
      <text:p text:style-name="ГОСТ_20_Текст"><text:soft-page-break/>– Номер SIM-карты – строка, формат которой соответствует аналогичной строке в данных о SIM-картах;</text:p>
      <text:p text:style-name="ГОСТ_20_Текст">– Дату выдачи – строка;</text:p>
      <text:p text:style-name="ГОСТ_20_Текст">– Дату окончания действия – строка.</text:p>
      <text:p text:style-name="ГОСТ_20_Текст">Примечания:</text:p>
      <text:p text:style-name="ГОСТ_20_Текст">1. Наличие в этих данных записи, содержащей в поле «номер паспорта» значение X и в поле «номер SIM-карты» значение Y, соответственно означает выдачу клиенту с номером паспорта X SIM-карты с номером Y. Отсутствие такой записи означает, что клиенту с номером паспорта X не выдавалась SIM-карта с номером Y.</text:p>
      <text:p text:style-name="ГОСТ_20_Текст">2. Одному клиенту может быть выдано несколько SIM-карт. Таким образом, могут быть данные, имеющие повторяющиеся значения в своих полях.</text:p>
      <text:p text:style-name="ГОСТ_20_Текст">Данные о выдаче или возврате SIM-карты клиентов должны быть организованны в виде списка, который упорядочен по первичному ключу – «номер SIM-карты». Вид списка и метод сортировки определяются вариантом задания.</text:p>
      <text:p text:style-name="ГОСТ_20_Текст"><text:s/>Информационная система «Обслуживание клиентов оператора сотовой связи» должна осуществлять следующие операции:</text:p>
      <text:p text:style-name="ГОСТ_20_Текст">– регистрацию нового клиента;</text:p>
      <text:p text:style-name="ГОСТ_20_Текст">– снятие с обслуживания клиента;</text:p>
      <text:p text:style-name="ГОСТ_20_Текст">– просмотр всех зарегистрированных клиентов;</text:p>
      <text:p text:style-name="ГОСТ_20_Текст">– очистку данных о клиентах;</text:p>
      <text:p text:style-name="ГОСТ_20_Текст">– поиск клиента по «номер паспорта». Результаты поиска – все сведения о найденном клиенте и номера SIM-карт, которые ему выданы;</text:p>
      <text:p text:style-name="ГОСТ_20_Текст">– поиск клиента по фрагментам ФИО или адреса. Результаты поиска – список найденных клиентов с указанием номера паспорта,</text:p>
      <text:p text:style-name="ГОСТ_20_Текст">ФИО и адреса;</text:p>
      <text:p text:style-name="ГОСТ_20_Текст">– добавление новой SIM-карты;</text:p>
      <text:p text:style-name="ГОСТ_20_Текст">– удаление сведений о SIM-карте;</text:p>
      <text:p text:style-name="ГОСТ_20_Текст">– просмотр всех имеющихся SIM-карт;</text:p>
      <text:p text:style-name="ГОСТ_20_Текст">– очистку данных о SIM-картах;</text:p>
      <text:p text:style-name="ГОСТ_20_Текст">– поиск SIM-карты по «номеру SIM-карты». Результаты поиска – все сведения о найденной SIM-карте, а также ФИО и номер паспорта клиента, которому выдана эта SIM-карта;</text:p>
      <text:p text:style-name="ГОСТ_20_Текст">– поиск SIM-карты по тарифу. Результаты поиска – список найденных SIM-карт с указанием «номера SIM-карты», тарифа, года выпуска;</text:p>
      <text:p text:style-name="ГОСТ_20_Текст"><text:soft-page-break/>– регистрацию выдачи клиенту SIM-карты;</text:p>
      <text:p text:style-name="ГОСТ_20_Текст">– регистрацию возврата SIM-карты от клиента.</text:p>
      <text:p text:style-name="ГОСТ_20_Текст"><text:s/>Состав данных о клиенте или SIM-карте, выдаваемых при просмотре всех зарегистрированных клиентов или просмотре всех SIM-карт, определяется студентом самостоятельно, но должен содержать не менее двух полей.</text:p>
      <text:p text:style-name="ГОСТ_20_Текст">Метод поиска SIM-карты по тарифу определяется студентом самостоятельно. Выбранный метод необходимо сравнить с альтернативными методами.</text:p>
      <text:p text:style-name="ГОСТ_20_Текст">Поиск клиента по фрагментам ФИО или адреса должен осуществляться путем систематического обхода АВЛ-дерева поиска. Метод обхода определяется вариантом задания. При поиске клиента по фрагментам ФИО или адреса могут быть заданы как полное ФИО или адрес, так и их части (например, только фамилия клиента без имени</text:p>
      <text:p text:style-name="ГОСТ_20_Текст">и отчества, только название улицы из адреса). Для обнаружения заданного фрагмента в полном ФИО или адресе должен применяться алгоритм поиска слова в тексте, указанный в варианте задания.</text:p>
      <text:p text:style-name="ГОСТ_20_Текст">Регистрация выдачи SIM-карты клиенту должна осуществляться только при наличии SIM-карты у оператора сотовой связи (значение поля «Признак наличия» для соответствующей SIM-карты имеет значение «Истина»).</text:p>
      <text:p text:style-name="ГОСТ_20_Текст"><text:s/>При регистрации выдачи SIM-карты клиенту или возврата SIM-карты клиентом должно корректироваться значение поля «Признак наличия» для соответствующей SIM-карты.</text:p>
      <text:p text:style-name="ГОСТ_20_Текст">При удалении сведений о SIM-карте должны быть учтены и обработаны ситуации, когда эта SIM-карта уже выдана клиенту. Аналогичным образом следует поступать и с удалением данных о клиентах.</text:p>
      <text:list text:continue-numbering="true" text:style-name="WWNum1">
        <text:list-item>
          <text:p text:style-name="P32"><text:bookmark-start text:name="__RefHeading___Toc6019_1014417464"/><text:s/>введение<text:bookmark-end text:name="__RefHeading___Toc6019_1014417464"/></text:p>
        </text:list-item>
      </text:list>
      <text:p text:style-name="P33">краткая характеристика решаемой задачи, обоснование необходимости решения этой и подобных задач</text:p>
      <text:list text:continue-numbering="true" text:style-name="WWNum1">
        <text:list-item>
          <text:p text:style-name="P32"><text:bookmark-start text:name="__RefHeading___Toc6027_1014417464"/>алгоритмы и структуры данных <text:bookmark-end text:name="__RefHeading___Toc6027_1014417464"/></text:p>
        </text:list-item>
      </text:list>
      <text:p text:style-name="ГОСТ_20_Текст">описание и анализ используемых в курсовом проекте алгоритмов и структур данных, описание их реализации в вычислительных машинах</text:p>
      <text:p text:style-name="ГОСТ_20_Текст"/>
      <text:p text:style-name="ГОСТ_20_Текст">При разработке структуры данных студент должен самостоятельно определять размерность некоторых элементов данных (например, длину строк), способ реализации этой структуры данных в памяти вычислительной машины, а также выбирать алгоритмы выполнения некоторых операций. Принятые решения должны быть отражены в пояснительной записке. Кроме того, должны быть приведены обоснования принятым решениям. При обосновании могут быть перечислены альтернативные решения, и указаны преимущества выбранного решения по сравнению с остальными.</text:p>
      <text:list text:continue-numbering="true" text:style-name="WWNum1">
        <text:list-item>
          <text:p text:style-name="P32"><text:bookmark-start text:name="__RefHeading___Toc6025_1014417464"/>описание программы <text:bookmark-end text:name="__RefHeading___Toc6025_1014417464"/></text:p>
        </text:list-item>
      </text:list>
      <text:p text:style-name="P33">краткое описание структуры программы, руководство по использованию программы, листинг программы с комментариями</text:p>
      <text:list text:continue-numbering="true" text:style-name="WWNum1">
        <text:list-item>
          <text:p text:style-name="P32"><text:bookmark-start text:name="__RefHeading___Toc6023_1014417464"/>тестирование программы <text:bookmark-end text:name="__RefHeading___Toc6023_1014417464"/></text:p>
        </text:list-item>
      </text:list>
      <text:p text:style-name="ГОСТ_20_Текст">исходные данные для тестовых прогонов программы, результаты тестирования</text:p>
      <text:p text:style-name="ГОСТ_20_Текст"/>
      <text:p text:style-name="ГОСТ_20_Текст">Для демонстрации программы целесообразно подготовить тестовый набор данных. Объем этих данных должен быть достаточен для демонстрации основных свойств разработанных структур данных и выполнения всех заданных операций. В частности, в хеш-таблицу должны быть внесены несколько элементов, образующих коллизию, а АВЛ-дерево должно заполняться данными таким образом, чтобы продемонстрировать процесс его балансировки.</text:p>
      <text:p text:style-name="P34"><text:bookmark-start text:name="__RefHeading___Toc6021_1014417464"/>ЗАКЛЮЧЕНИЕ<text:bookmark-end text:name="__RefHeading___Toc6021_1014417464"/></text:p>
      <text:p text:style-name="P35"/>
      <text:p text:style-name="P34"><text:bookmark-start text:name="__RefHeading___Toc6029_1014417464"/>СПИСОК ИСПОЛЬЗОВАННОЙ ЛИТЕРАТУРЫ<text:bookmark-end text:name="__RefHeading___Toc6029_101441746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2.117cm" fo:margin-bottom="0cm" style:contextual-spacing="false" fo:text-align="center" style:justify-single-word="false" fo:orphans="0" fo:widows="0"/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4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chapter">
      <style:paragraph-properties fo:text-align="center" style:justify-single-word="false" fo:orphans="0" fo:widows="0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chapter">
      <style:paragraph-properties fo:margin-top="0.635cm" fo:margin-bottom="0cm" style:contextual-spacing="false" fo:text-align="center" style:justify-single-word="false" fo:orphans="0" fo:widows="0" fo:keep-with-next="always"/>
      <style:text-properties fo:font-size="16pt" fo:language="en" fo:country="US" style:font-size-asian="16pt" style:font-size-complex="16pt"/>
    </style:style>
    <style:style style:name="Title" style:family="paragraph" style:parent-style-name="Standard" loext:linked-style-name="Заголовок_20_Знак" style:class="chapter">
      <style:paragraph-properties fo:text-align="center" style:justify-single-word="false" fo:orphans="0" fo:widows="0"/>
      <style:text-properties fo:font-size="10pt" fo:font-weight="bold" style:font-size-asian="10pt" style:font-weight-asian="bold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ГОСТ_20_Заголовок" style:display-name="ГОСТ Заголовок" style:family="paragraph" style:parent-style-name="Standard" style:list-style-name="WWNum1" style:list-level="1">
      <style:paragraph-properties fo:margin-left="1.251cm" fo:margin-top="0cm" fo:margin-bottom="0cm" style:contextual-spacing="true" fo:line-height="150%" fo:text-align="justify" style:justify-single-word="false" fo:text-indent="0cm" style:auto-text-indent="false"/>
      <style:text-properties fo:color="#000000" loext:opacity="100%" style:font-name="Times New Roman" fo:font-family="'Times New Roman'" style:font-family-generic="roman" fo:font-size="12pt" fo:language="ru" fo:country="RU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ГОСТ_20_Текст" style:display-name="ГОСТ Текст" style:family="paragraph" style:parent-style-name="Standard">
      <style:paragraph-properties fo:margin-top="0cm" fo:margin-bottom="0cm" style:contextual-spacing="true" fo:line-height="150%" fo:text-align="justify" style:justify-single-word="false" fo:text-indent="1.251cm" style:auto-text-indent="false"/>
      <style:text-properties fo:color="#000000" loext:opacity="100%" style:font-name="Times New Roman" fo:font-family="'Times New Roman'" style:font-family-generic="roman" fo:font-size="12pt" fo:language="ru" fo:country="RU" fo:font-style="normal" style:font-size-asian="12pt" style:font-style-asian="normal"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Заголовок_20_Знак" style:display-name="Заголовок Знак" style:family="text">
      <style:text-properties fo:language="ru" fo:country="RU" fo:font-weight="bold" style:language-asian="ru" style:country-asian="RU" style:font-weight-asian="bold" style:language-complex="ar" style:country-complex="SA" style:font-weight-complex="bold"/>
    </style:style>
    <style:style style:name="Основной_20_текст_20_Знак" style:display-name="Основной текст Знак" style:family="text">
      <style:text-properties fo:font-size="14pt" fo:language="ru" fo:country="RU" style:font-size-asian="14pt" style:language-asian="ru" style:country-asian="RU" style:font-size-complex="14pt" style:language-complex="ar" style:country-complex="SA"/>
    </style:style>
    <style:style style:name="Заголовок_20_1_20_Знак" style:display-name="Заголовок 1 Знак" style:family="text">
      <style:text-properties fo:font-size="14pt" fo:language="ru" fo:country="RU" fo:font-weight="bold" style:font-size-asian="14pt" style:language-asian="ru" style:country-asian="RU" style:font-weight-asian="bold" style:font-size-complex="14pt" style:language-complex="ar" style:country-complex="SA" style:font-weight-complex="bold"/>
    </style:style>
    <style:style style:name="Заголовок_20_3_20_Знак" style:display-name="Заголовок 3 Знак" style:family="text">
      <style:text-properties fo:font-size="16pt" fo:language="en" fo:country="US" style:font-size-asian="16pt" style:language-asian="ru" style:country-asian="RU" style:font-size-complex="16pt" style:language-complex="ar" style:country-complex="SA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is-legal="true" loext:num-list-format="%1%" style:num-format="1">
        <style:list-level-properties text:list-level-position-and-space-mode="label-alignment">
          <style:list-level-label-alignment text:label-followed-by="space" fo:text-indent="-0.635cm" fo:margin-left="1.886cm"/>
        </style:list-level-properties>
      </text:list-level-style-number>
      <text:list-level-style-number text:level="2" text:style-name="ListLabel_20_2" loext:is-legal="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3" loext:is-legal="true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4" loext:is-legal="tru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5" loext:is-legal="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6" loext:is-legal="true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7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8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9cm"/>
        </style:list-level-properties>
      </text:list-level-style-number>
      <text:list-level-style-number text:level="9" text:style-name="ListLabel_20_9" loext:is-legal="true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2.04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8.246cm" style:type="center"/>
          <style:tab-stop style:position="8.544cm" style:type="center"/>
          <style:tab-stop style:position="16.498cm" style:type="right"/>
          <style:tab-stop style:position="17.09cm" style:type="right"/>
        </style:tab-stops>
      </style:paragraph-properties>
    </style:style>
    <style:style style:name="MP3" style:family="paragraph" style:parent-style-name="Footer">
      <style:paragraph-properties>
        <style:tab-stops>
          <style:tab-stop style:position="8.246cm" style:type="center"/>
          <style:tab-stop style:position="8.544cm" style:type="center"/>
          <style:tab-stop style:position="16.498cm" style:type="right"/>
          <style:tab-stop style:position="17.09cm" style:type="right"/>
        </style:tab-stops>
      </style:paragraph-properties>
    </style:style>
    <style:style style:name="MT1" style:family="text">
      <style:text-properties fo:font-size="12pt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2"/><text:page-number text:select-page="current">2</text:page-number><text:bookmark-end text:name="PageNumWizard_FOOTER_Базовый2"/></text:p>
      </style:footer>
    </style:master-page>
    <style:master-page style:name="HTML" style:page-layout-name="Mpm2"/>
    <style:master-page style:name="First_20_Page" style:display-name="First Page" style:page-layout-name="Mpm3" style:next-style-name="Standard"/>
    <style:master-page style:name="Index" style:page-layout-name="Mpm4"/>
    <style:master-page style:name="Converted2" style:page-layout-name="Mpm5" draw:style-name="Mdp1">
      <style:footer>
        <text:p text:style-name="MP2"><text:page-number text:select-page="current">12</text:page-number></text:p>
        <text:p text:style-name="MP3"/>
      </style:footer>
      <style:footer-first>
        <text:p text:style-name="MP2" loext:marker-style-name="MT1"><text:span text:style-name="MT1">3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МИНИСТЕРСТВО ОБРАЗОВАНИЯ И НАУКИ РОССИЙСКОЙ ФЕДЕРАЦИИ</dc:title>
    <meta:initial-creator>user</meta:initial-creator>
    <dc:creator>Александр Сергеевич Довыденков</dc:creator>
    <meta:editing-cycles>18</meta:editing-cycles>
    <meta:print-date>2016-04-25T11:21:00</meta:print-date>
    <meta:creation-date>2016-04-25T11:17:00</meta:creation-date>
    <dc:date>2025-02-22T08:29:16.951992302</dc:date>
    <meta:editing-duration>PT16M</meta:editing-duration>
    <meta:generator>LibreOffice/25.2.0.3$Linux_X86_64 LibreOffice_project/520$Build-3</meta:generator>
    <meta:document-statistic meta:table-count="5" meta:image-count="0" meta:object-count="0" meta:page-count="11" meta:paragraph-count="109" meta:word-count="914" meta:character-count="7088" meta:non-whitespace-character-count="6222"/>
    <meta:user-defined meta:name="AppVersion">16.0000</meta:user-defined>
    <meta:user-defined meta:name="Company">MoBIL GROUP</meta:user-defined>
    <meta:template xlink:type="simple" xlink:actuate="onRequest" xlink:title="Normal" xlink:href=""/>
  </office:meta>
</office:document-meta>
</file>